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9fb" officeooo:paragraph-rsid="001169fb"/>
    </style:style>
    <style:style style:name="P2" style:family="paragraph" style:parent-style-name="Standard">
      <style:text-properties officeooo:rsid="00126264" officeooo:paragraph-rsid="00126264"/>
    </style:style>
    <style:style style:name="P3" style:family="paragraph" style:parent-style-name="Standard">
      <style:text-properties officeooo:rsid="00126264" officeooo:paragraph-rsid="00126264"/>
    </style:style>
    <style:style style:name="P4" style:family="paragraph" style:parent-style-name="Standard">
      <style:text-properties officeooo:paragraph-rsid="0013f9a3"/>
    </style:style>
    <style:style style:name="P5" style:family="paragraph" style:parent-style-name="Standard">
      <style:text-properties officeooo:rsid="001169fb" officeooo:paragraph-rsid="00126264"/>
    </style:style>
    <style:style style:name="P6" style:family="paragraph" style:parent-style-name="Standard">
      <style:text-properties officeooo:rsid="001169fb" officeooo:paragraph-rsid="001169fb"/>
    </style:style>
    <style:style style:name="T1" style:family="text">
      <style:text-properties officeooo:rsid="001218e9"/>
    </style:style>
    <style:style style:name="T2" style:family="text">
      <style:text-properties officeooo:rsid="00126264"/>
    </style:style>
    <style:style style:name="T3" style:family="text">
      <style:text-properties officeooo:rsid="0013f9a3"/>
    </style:style>
    <style:style style:name="T4" style:family="text">
      <style:text-properties officeooo:rsid="001169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Hello everybody, </text:p>
      <text:p text:style-name="P1"/>
      <text:p text:style-name="P4"><text:span text:style-name="T4">I would like to share this </text:span><text:span text:style-name="T3">interactive easel</text:span><text:span text:style-name="T4"> </text:span><text:span text:style-name="T2">that I’ve been working on. </text:span><text:span text:style-name="T3">It leverages your smarphone camera to get you color values scales exactly right and to trace them on canvas using apps like Camera Lucida or Da Vinci Eye. </text:span></text:p>
      <text:p text:style-name="P4"/>
      <text:p text:style-name="P4"><text:span text:style-name="T2">It </text:span><text:span text:style-name="T4">allows for multiple configurations: standalone sketchboard, desktop easel and a see-through option to work on a larger canvas . </text:span><text:span text:style-name="T1">It has two height options </text:span><text:span text:style-name="T2">and</text:span><text:span text:style-name="T1"> is easy to dissasemble for transport</text:span><text:span text:style-name="T2">ation</text:span><text:span text:style-name="T1">. </text:span></text:p>
      <text:p text:style-name="P1"/>
      <text:p text:style-name="P2">Your feedback on this design is greatly appreciated. I am planning on making a number of these if people are interested.</text:p>
      <text:p text:style-name="P2"/>
      <text:p text:style-name="P5"/>
      <text:p text:style-name="P1"/>
      <text:p text:style-name="P1">- <text:span text:style-name="T3">value check</text:span></text:p>
      <text:p text:style-name="P1">- <text:span text:style-name="T3">pareja gif</text:span></text:p>
      <text:p text:style-name="P1">- <text:span text:style-name="T3">bodega gif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7" meta:word-count="105" meta:character-count="605" meta:non-whitespace-character-count="504"/>
  </office:meta>
</office:document-meta>
</file>